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54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et réalisation de tests sur Twitter4J.</text:p>
          </table:table-cell>
          <table:table-cell table:style-name="ce21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Réalisation de statistiques dans le programme de test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e des différentes recherches.</text:p>
          </table:table-cell>
          <table:table-cell table:style-name="ce21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Mise à jour de la documentation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3-04" calcext:value-type="date" table:number-columns-spanned="1" table:number-rows-spanned="2">
            <text:p>04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sation du cahier des charge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ests avec les librairies de cartes géographique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5" calcext:value-type="date">
            <text:p>0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6" calcext:value-type="date">
            <text:p>06.03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de l'application de visualisation de la carte à la visualisation de Tweet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7" calcext:value-type="date">
            <text:p>07.03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émentation d'un système de Websockets entre l'application Java et l'application JavaScript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8" calcext:value-type="date">
            <text:p>08.03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8" office:value-type="date" office:date-value="2016-03-11" calcext:value-type="date">
            <text:p>11.03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Affichage des Tweets sur l'application JavaScript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7" calcext:value-type="date">
            <text:p>17.03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Réalisation du mock-up de l'application.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date" office:date-value="2016-03-18" calcext:value-type="date">
            <text:p>1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Réalisation du mock.up de l'application + analyse de l'existant.</text:p>
          </table:table-cell>
          <table:table-cell table:style-name="ce21" table:number-columns-repeated="1020"/>
        </table:table-row>
        <table:table-row table:style-name="ro1" table:number-rows-repeated="126">
          <table:table-cell table:style-name="ce3" table:number-columns-repeated="3"/>
          <table:table-cell table:style-name="ce16"/>
          <table:table-cell table:style-name="ce21"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.00.0000</text:date>, <text:time style:data-style-name="N2" text:time-value="16:47:04.635436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4-18T16:48:41.488938608</dc:date>
    <dc:creator>Miguel </dc:creator>
    <meta:editing-duration>P3DT9H51M20S</meta:editing-duration>
    <meta:editing-cycles>31</meta:editing-cycles>
    <meta:generator>LibreOffice/4.4.3.2$Linux_X86_64 LibreOffice_project/40m0$Build-2</meta:generator>
    <meta:document-statistic meta:table-count="1" meta:cell-count="81" meta:object-count="0"/>
  </office:meta>
</office:document-meta>
</file>